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1" svg:font-family="'Arial Unicode MS'"/>
    <style:font-face style:name="Arial Unicode MS" svg:font-family="'Arial Unicode MS'" style:font-pitch="variable"/>
    <style:font-face style:name="東風明朝" svg:font-family="東風明朝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これはWriterファイルです</text:p>
      <text:p text:style-name="P1">&lt;&gt;&amp;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1" svg:font-family="'Arial Unicode MS'"/>
    <style:font-face style:name="Arial Unicode MS" svg:font-family="'Arial Unicode MS'" style:font-pitch="variable"/>
    <style:font-face style:name="東風明朝" svg:font-family="東風明朝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東風明朝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Arial Unicode M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58</meta:generator>
    <dc:title>OpenOffice.org Writerテスト</dc:title>
    <meta:creation-date>2005-06-27T09:53:44</meta:creation-date>
    <dc:creator>著者</dc:creator>
    <dc:date>2005-08-18T17:32:34</dc:date>
    <dc:language>en-US</dc:language>
    <meta:editing-cycles>18</meta:editing-cycles>
    <meta:editing-duration>PT34M54S</meta:editing-duration>
    <meta:user-defined meta:name="Info 1">その他の情報1</meta:user-defined>
    <meta:user-defined meta:name="Info 2">その他の情報2</meta:user-defined>
    <meta:user-defined meta:name="Info 3">その他の情報3</meta:user-defined>
    <meta:user-defined meta:name="Info 4">&lt;&gt;&amp;'</meta:user-defined>
    <meta:document-statistic meta:table-count="0" meta:image-count="0" meta:object-count="0" meta:page-count="1" meta:paragraph-count="2" meta:word-count="7" meta:character-count="19"/>
  </office:meta>
</office:document-meta>
</file>